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solid" draw:fill-color="#eeeeee"/>
    </style:style>
    <style:style style:name="T1" style:family="text">
      <style:text-properties fo:color="#000000"/>
    </style:style>
    <style:style style:name="T2" style:family="text">
      <style:text-properties fo:color="#666666"/>
    </style:style>
    <style:style style:name="T3" style:family="text">
      <style:text-properties fo:color="#00800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solid" svg:stroke-color="#000000" draw:fill="solid" draw:fill-color="#eeeeee" fo:min-height="1.7256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radient Checking</text:h>
      <text:p text:style-name="Standard">Gradient checking will assure that our backpropagation works as intended. We can approximate the derivative of our cost function with:</text:p>
      <text:p text:style-name="Standard"><draw:frame draw:style-name="fr1" draw:name="Object1" text:anchor-type="as-char" svg:y="-0.2728in" svg:width="2.2425in" svg:height="0.421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With multiple theta matrices, we can approximate the derivative <text:span text:style-name="Strong_20_Emphasis">with respect to </text:span><text:span text:style-name="Strong_20_Emphasis"><draw:frame draw:style-name="fr1" draw:name="Object2" text:anchor-type="as-char" svg:y="-0.1217in" svg:width="0.2492in" svg:height="0.1819in" draw:z-index="1"><draw:object xlink:href="./Object 2" xlink:type="simple" xlink:show="embed" xlink:actuate="onLoad"/><draw:image xlink:href="./ObjectReplacements/Object 2" xlink:type="simple" xlink:show="embed" xlink:actuate="onLoad"/></draw:frame></text:span><text:s/><text:bookmark text:name="MathJax-Element-76-Frame"/>as follows:</text:p>
      <text:p text:style-name="Standard"/>
      <text:p text:style-name="Standard"><draw:frame draw:style-name="fr1" draw:name="Object3" text:anchor-type="as-char" svg:y="-0.2728in" svg:width="4.1035in" svg:height="0.4217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A small value for <text:bookmark text:name="MathJax-Element-78-Frame"/>(epsilon) such as <text:bookmark text:name="MathJax-Element-79-Frame"/>, guarantees that the math works out properly. If the value for <text:bookmark text:name="MathJax-Element-80-Frame"/>is too small, we can end up with numerical problems. </text:p>
      <text:p text:style-name="Standard"/>
      <text:p text:style-name="Standard">Hence, we are only adding or subtracting epsilon to the <text:bookmark text:name="MathJax-Element-81-Frame"/>matrix. In octave we can do it as follows:</text:p>
      <text:p text:style-name="Standard"><draw:frame text:anchor-type="paragraph" draw:z-index="3" draw:name="Shape1" draw:style-name="gr1" draw:text-style-name="P1" svg:width="6.4067in" svg:height="1.726in" svg:x="0.0429in" svg:y="0.0772in"><draw:text-box><text:p><text:span text:style-name="T1">epsilon = </text:span><text:span text:style-name="T2">1e-4</text:span><text:span text:style-name="T1">;</text:span></text:p><text:p><text:span text:style-name="T3">for</text:span><text:span text:style-name="T1"> i = </text:span><text:span text:style-name="T2">1</text:span><text:span text:style-name="T1">:n,</text:span></text:p><text:p><text:span text:style-name="T1"><text:s text:c="2"/></text:span><text:span text:style-name="T1">thetaPlus = theta;</text:span></text:p><text:p><text:span text:style-name="T1"><text:s text:c="2"/></text:span><text:span text:style-name="T1">thetaPlus(i) </text:span><text:span text:style-name="T2">+=</text:span><text:span text:style-name="T1"> epsilon;</text:span></text:p><text:p><text:span text:style-name="T1"><text:s text:c="2"/></text:span><text:span text:style-name="T1">thetaMinus = theta;</text:span></text:p><text:p><text:span text:style-name="T1"><text:s text:c="2"/></text:span><text:span text:style-name="T1">thetaMinus(i) </text:span><text:span text:style-name="T2">-=</text:span><text:span text:style-name="T1"> epsilon;</text:span></text:p><text:p><text:span text:style-name="T1"><text:s text:c="2"/></text:span><text:span text:style-name="T1">gradApprox(i) = (J(thetaPlus) </text:span><text:span text:style-name="T2">-</text:span><text:span text:style-name="T1"> J(thetaMinus))</text:span><text:span text:style-name="T2">/</text:span><text:span text:style-name="T1">(</text:span><text:span text:style-name="T2">2*</text:span><text:span text:style-name="T1">epsilon)</text:span></text:p><text:p><text:span text:style-name="T3">end</text:span><text:span text:style-name="T1">;</text:span></text:p><text:p><text:span text:style-name="T1"/></text:p></draw:text-box></draw:frame></text:p>
      <text:p text:style-name="Text_20_body">We previously saw how to calculate the deltaVector. So once we compute our gradApprox vector, we can check that gradApprox ≈ deltaVector. </text:p>
      <text:p text:style-name="Text_20_body">Once you have verified <text:span text:style-name="Strong_20_Emphasis">once</text:span> that your backpropagation algorithm is correct, you don't need to compute gradApprox again. The code to compute gradApprox can be very sl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7T19:53:16.789348666</meta:creation-date>
    <dc:date>2019-07-07T20:25:18.662531913</dc:date>
    <meta:editing-duration>PT15M27S</meta:editing-duration>
    <meta:editing-cycles>2</meta:editing-cycles>
    <meta:generator>LibreOffice/6.0.7.3$Linux_X86_64 LibreOffice_project/00m0$Build-3</meta:generator>
    <meta:document-statistic meta:table-count="0" meta:image-count="0" meta:object-count="3" meta:page-count="1" meta:paragraph-count="9" meta:word-count="133" meta:character-count="800" meta:non-whitespace-character-count="671"/>
  </office:meta>
</office:document-meta>
</file>

<file path=Object 1/content.xml><?xml version="1.0" encoding="utf-8"?>
<math xmlns="http://www.w3.org/1998/Math/MathML" display="block">
  <semantics>
    <mrow>
      <mfrac>
        <mi>δ</mi>
        <mrow>
          <mi>δ</mi>
          <mi mathvariant="normal">Θ</mi>
        </mrow>
      </mfrac>
      <mi>J</mi>
      <mrow>
        <mrow>
          <mo fence="true" stretchy="false">(</mo>
          <mrow>
            <mi mathvariant="normal">Θ</mi>
          </mrow>
          <mo fence="true" stretchy="false">)</mo>
        </mrow>
        <mo stretchy="false">≈</mo>
        <mfrac>
          <mrow>
            <mi>J</mi>
            <mrow>
              <mrow>
                <mo fence="true" stretchy="false">(</mo>
                <mrow>
                  <mrow>
                    <msub>
                      <mi mathvariant="normal">Θ</mi>
                      <mn>1</mn>
                    </msub>
                    <mo stretchy="false">+</mo>
                    <mi>ϵ</mi>
                  </mrow>
                </mrow>
                <mo fence="true" stretchy="false">)</mo>
              </mrow>
              <mo stretchy="false">−</mo>
              <mi>J</mi>
            </mrow>
            <mrow>
              <mo fence="true" stretchy="false">(</mo>
              <mrow>
                <mrow>
                  <msub>
                    <mi mathvariant="normal">Θ</mi>
                    <mn>1</mn>
                  </msub>
                  <mo stretchy="false">−</mo>
                  <mi>ϵ</mi>
                </mrow>
              </mrow>
              <mo fence="true" stretchy="false">)</mo>
            </mrow>
          </mrow>
          <mrow>
            <mn>2</mn>
            <mi>ϵ</mi>
          </mrow>
        </mfrac>
      </mrow>
    </mrow>
    <annotation encoding="StarMath 5.0">{ %delta } over { %delta%THETA }J( %THETA ) approx { J(%THETA_{1}+%epsilon)-J(%THETA_{1}-%epsilon)} over { 2%epsilon }</annotation>
  </semantics>
</math>
</file>

<file path=Object 2/content.xml><?xml version="1.0" encoding="utf-8"?>
<math xmlns="http://www.w3.org/1998/Math/MathML" display="block">
  <semantics>
    <msub>
      <mi mathvariant="normal">Θ</mi>
      <mi>j</mi>
    </msub>
    <annotation encoding="StarMath 5.0">%THETA_{ j }</annotation>
  </semantics>
</math>
</file>

<file path=Object 3/content.xml><?xml version="1.0" encoding="utf-8"?>
<math xmlns="http://www.w3.org/1998/Math/MathML" display="block">
  <semantics>
    <mrow>
      <mfrac>
        <mi>δ</mi>
        <mrow>
          <mi>δ</mi>
          <mi mathvariant="normal">Θ</mi>
        </mrow>
      </mfrac>
      <mi>J</mi>
      <mrow>
        <mrow>
          <mo fence="true" stretchy="false">(</mo>
          <mrow>
            <msub>
              <mi mathvariant="normal">Θ</mi>
              <mi>j</mi>
            </msub>
          </mrow>
          <mo fence="true" stretchy="false">)</mo>
        </mrow>
        <mo stretchy="false">≈</mo>
        <mfrac>
          <mrow>
            <mi>J</mi>
            <mrow>
              <mrow>
                <mo fence="true" stretchy="false">(</mo>
                <mrow>
                  <mrow>
                    <msub>
                      <mi mathvariant="normal">Θ</mi>
                      <mn>1</mn>
                    </msub>
                    <mi>,</mi>
                    <mn>...</mn>
                    <mi>,</mi>
                    <mrow>
                      <msub>
                        <mi mathvariant="normal">Θ</mi>
                        <mi>j</mi>
                      </msub>
                      <mo stretchy="false">+</mo>
                      <mi>ϵ</mi>
                    </mrow>
                    <mi>,</mi>
                    <mn>...</mn>
                    <mi>,</mi>
                    <msub>
                      <mi mathvariant="normal">Θ</mi>
                      <mi>n</mi>
                    </msub>
                  </mrow>
                </mrow>
                <mo fence="true" stretchy="false">)</mo>
              </mrow>
              <mo stretchy="false">−</mo>
              <mi>J</mi>
            </mrow>
            <mrow>
              <mo fence="true" stretchy="false">(</mo>
              <mrow>
                <mrow>
                  <msub>
                    <mi mathvariant="normal">Θ</mi>
                    <mn>1</mn>
                  </msub>
                  <mi>,</mi>
                  <mn>...</mn>
                  <mi>,</mi>
                  <mrow>
                    <msub>
                      <mi mathvariant="normal">Θ</mi>
                      <mi>j</mi>
                    </msub>
                    <mo stretchy="false">−</mo>
                    <mi>ϵ</mi>
                  </mrow>
                  <mi>,</mi>
                  <mn>...</mn>
                  <mi>,</mi>
                  <msub>
                    <mi mathvariant="normal">Θ</mi>
                    <mi>n</mi>
                  </msub>
                </mrow>
              </mrow>
              <mo fence="true" stretchy="false">)</mo>
            </mrow>
          </mrow>
          <mrow>
            <mn>2</mn>
            <mi>ϵ</mi>
          </mrow>
        </mfrac>
      </mrow>
    </mrow>
    <annotation encoding="StarMath 5.0">{ %delta } over { %delta%THETA }J( %THETA_{j} ) approx { J(%THETA_{1},...,%THETA_{j}+%epsilon,...,%THETA_{n})-J(%THETA_{1},...,%THETA_{j}-%epsilon,...,%THETA_{n})} over { 2%epsilon }</annotation>
  </semantics>
</math>
</file>